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9a48" officeooo:paragraph-rsid="00159a48"/>
    </style:style>
    <style:style style:name="P2" style:family="paragraph" style:parent-style-name="Standard" style:list-style-name="L1">
      <style:text-properties officeooo:rsid="00159a48" officeooo:paragraph-rsid="00159a48"/>
    </style:style>
    <style:style style:name="P3" style:family="paragraph" style:parent-style-name="Standard" style:list-style-name="L1">
      <style:text-properties officeooo:rsid="0015f7a2" officeooo:paragraph-rsid="0015f7a2"/>
    </style:style>
    <style:style style:name="P4" style:family="paragraph" style:parent-style-name="Standard">
      <style:text-properties officeooo:rsid="0015f7a2" officeooo:paragraph-rsid="0015f7a2"/>
    </style:style>
    <style:style style:name="P5" style:family="paragraph" style:parent-style-name="Standard" style:list-style-name="L1">
      <style:text-properties officeooo:rsid="0016b249" officeooo:paragraph-rsid="0016b249"/>
    </style:style>
    <style:style style:name="P6" style:family="paragraph" style:parent-style-name="Standard">
      <style:text-properties officeooo:rsid="0016b249" officeooo:paragraph-rsid="0016b2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f7a2"/>
    </style:style>
    <style:style style:name="T3" style:family="text">
      <style:text-properties officeooo:rsid="0016b24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RROLLO WEB EN ENTRONO CLIENTE</text:p>
      <text:p text:style-name="P1"/>
      <text:p text:style-name="P1">8 unidades:</text:p>
      <text:p text:style-name="P1"/>
      <text:list xml:id="list2781410967" text:style-name="L1">
        <text:list-item>
          <text:p text:style-name="P2">Arquitectura y lenguajes de programación en clientes web (13-15 sept)</text:p>
        </text:list-item>
        <text:list-item>
          <text:p text:style-name="P2">Estructura del lenguaje (Javascript) (20-27 sept)</text:p>
        </text:list-item>
        <text:list-item>
          <text:p text:style-name="P2">Utilización de objetos predefinidos de javascript (28/09 - 11/10)</text:p>
        </text:list-item>
        <text:list-item>
          <text:p text:style-name="P2">Programación con arrays, funciones y creación de objetos (13oct – 3 nov)</text:p>
        </text:list-item>
      </text:list>
      <text:p text:style-name="P1"><text:tab/></text:p>
      <text:p text:style-name="P1"><text:tab/><text:span text:style-name="T1">Examen teórico y práctico</text:span></text:p>
      <text:p text:style-name="P1"/>
      <text:list xml:id="list205551162757422" text:continue-numbering="true" text:style-name="L1">
        <text:list-item>
          <text:p text:style-name="P2">Utilización del modelo de objetos del documento (DOM) <text:span text:style-name="T2">(8 – 29 nov) </text:span><text:span text:style-name="T3">importante</text:span></text:p>
        </text:list-item>
        <text:list-item>
          <text:p text:style-name="P3">Interación con el usuario. Formulario (30 nov – 22 dic, 10 – 11 enero) <text:span text:style-name="T3">importante</text:span></text:p>
        </text:list-item>
      </text:list>
      <text:p text:style-name="P4"/>
      <text:p text:style-name="P4"><text:tab/><text:span text:style-name="T1">Examen</text:span><text:tab/></text:p>
      <text:p text:style-name="P4"/>
      <text:list xml:id="list205549235983291" text:continue-numbering="true" text:style-name="L1">
        <text:list-item>
          <text:p text:style-name="P3">Utilización de mecanismos de comunicación asíncrona con el servidor (Ajax) <text:span text:style-name="T3">(12 enero – 7 feb)</text:span></text:p>
        </text:list-item>
        <text:list-item>
          <text:p text:style-name="P5">Almacenamiento de datos en el lado cliente e integración avanzada de componentes () importante (8 febrero – 2 marzo)</text:p>
        </text:list-item>
      </text:list>
      <text:p text:style-name="P6"/>
      <text:p text:style-name="P6"><text:tab/><text:span text:style-name="T1">Exame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9:48:01.108091874</meta:creation-date>
    <dc:date>2022-09-13T20:13:34.733380906</dc:date>
    <meta:editing-duration>PT5M10S</meta:editing-duration>
    <meta:editing-cycles>1</meta:editing-cycles>
    <meta:generator>LibreOffice/7.3.5.2$Linux_X86_64 LibreOffice_project/392c644e8a6d1ea0765aa2d613a91bcef808d6ea</meta:generator>
    <meta:document-statistic meta:table-count="0" meta:image-count="0" meta:object-count="0" meta:page-count="1" meta:paragraph-count="14" meta:word-count="114" meta:character-count="716" meta:non-whitespace-character-count="612"/>
  </office:meta>
</office:document-meta>
</file>